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error_obs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49.5" calcext:value-type="float">
            <text:p>1649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12" calcext:value-type="float">
            <text:p>15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1.2" calcext:value-type="float">
            <text:p>81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75" calcext:value-type="float">
            <text:p>19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0.9" calcext:value-type="float">
            <text:p>90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307" calcext:value-type="float">
            <text:p>23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16" calcext:value-type="float">
            <text:p>17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21" calcext:value-type="float">
            <text:p>22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16" calcext:value-type="float">
            <text:p>25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843" calcext:value-type="float">
            <text:p>38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36" calcext:value-type="float">
            <text:p>1336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D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566" calcext:value-type="float">
            <text:p>5566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27.4" calcext:value-type="float">
            <text:p>1327.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259.7" calcext:value-type="float">
            <text:p>5259.7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Dm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20:04:36.792859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01:52:21.270778394</meta:creation-date>
    <dc:date>2020-07-02T20:09:59.022338683</dc:date>
    <meta:editing-duration>PT18M3S</meta:editing-duration>
    <meta:editing-cycles>5</meta:editing-cycles>
    <meta:generator>LibreOffice/6.0.7.3$Linux_X86_64 LibreOffice_project/00m0$Build-3</meta:generator>
    <meta:document-statistic meta:table-count="1" meta:cell-count="90" meta:object-count="0"/>
  </office:meta>
</office:document-meta>
</file>